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ize="16pt" style:font-size-asian="16pt" style:font-size-complex="16pt"/>
    </style:style>
    <style:style style:name="P5" style:family="paragraph">
      <loext:graphic-properties draw:fill="none" draw:fill-color="#ffffff"/>
      <style:text-properties style:font-name="Segoe UI Semibold"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style:font-size-asian="32pt" style:font-size-complex="32pt"/>
    </style:style>
    <style:style style:name="T3" style:family="text">
      <style:text-properties style:text-position="super 58%" style:font-name="Segoe UI Semibold" fo:font-size="32pt" style:font-size-asian="32pt" style:font-size-complex="32pt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Segoe UI" fo:font-size="32pt" fo:font-weight="bold" style:font-size-asian="32pt" style:font-weight-asian="bold" style:font-size-complex="32pt" style:font-weight-complex="bold"/>
    </style:style>
    <style:style style:name="T7" style:family="text">
      <style:text-properties style:text-position="super 58%" style:font-name="Segoe UI Semibold1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99" style:font-name="Segoe UI Semibold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000099" style:font-name="Segoe UI Semibold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style:font-name="Segoe UI Semibold1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cc0000" style:font-name="Arial1" fo:font-size="32pt" fo:font-weight="bold" style:font-name-asian="Arial1" style:font-size-asian="32pt" style:font-weight-asian="bold" style:font-name-complex="Arial1" style:font-size-complex="32pt" style:font-weight-complex="bold"/>
    </style:style>
    <style:style style:name="T13" style:family="text">
      <style:text-properties style:font-name="Segoe UI Semibold1" fo:font-size="32pt" fo:font-weight="bold" style:font-name-asian="Arial1" style:font-size-asian="32pt" style:font-weight-asian="bold" style:font-name-complex="Arial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62cm" svg:x="1.778cm" svg:y="1.016cm">
          <draw:text-box>
            <text:p text:style-name="P1"><text:span text:style-name="T1">Psalmody</text:span></text:p>
            <text:p text:style-name="P1"><text:span text:style-name="T2">Psalm 5:1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638cm" svg:height="7.766cm" svg:x="1.524cm" svg:y="0.616cm">
          <draw:text-box>
            <text:p text:style-name="P4"><text:span text:style-name="T3">1</text:span><text:span text:style-name="T4">Give ear to my words, O LORD;</text:span></text:p>
            <text:p text:style-name="P4"><text:span text:style-name="T2"><text:s text:c="6"/></text:span><text:span text:style-name="T5">consider my groaning.</text:span></text:p>
            <text:p text:style-name="P4"><text:span text:style-name="T3">2</text:span><text:span text:style-name="T4">Give attention to the sound of my cry,</text:span></text:p>
            <text:p text:style-name="P4"><text:span text:style-name="T4"><text:s/></text:span><text:span text:style-name="T4">my King and my God,</text:span></text:p>
            <text:p text:style-name="P4"><text:span text:style-name="T2"><text:s text:c="6"/></text:span><text:span text:style-name="T5">for to you do I pr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8" draw:layer="layout" svg:width="24.638cm" svg:height="9.269cm" svg:x="1.778cm" svg:y="0.849cm">
          <draw:text-box>
            <text:p text:style-name="P7"><text:span text:style-name="T3">3</text:span><text:span text:style-name="T4">O LORD, in the morning you hear my voice;</text:span></text:p>
            <text:p text:style-name="P7"><text:span text:style-name="T2"><text:s text:c="6"/></text:span><text:span text:style-name="T5">in the morning I prepare a sacrifice for </text:span></text:p>
            <text:p text:style-name="P7"><text:span text:style-name="T5"><text:s text:c="6"/></text:span><text:span text:style-name="T5">you and watch.</text:span></text:p>
            <text:p text:style-name="P7"><text:span text:style-name="T3">4</text:span><text:span text:style-name="T4">For you are not a God who delights in <text:s/></text:span></text:p>
            <text:p text:style-name="P7"><text:span text:style-name="T4"><text:s/></text:span><text:span text:style-name="T4">wickedness;</text:span></text:p>
            <text:p text:style-name="P7"><text:span text:style-name="T2"><text:s text:c="6"/></text:span><text:span text:style-name="T5">evil may not dwell with you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8" draw:layer="layout" svg:width="24.638cm" svg:height="7.766cm" svg:x="1.778cm" svg:y="1.016cm">
          <draw:text-box>
            <text:p text:style-name="P7"><text:span text:style-name="T3">5</text:span><text:span text:style-name="T4">The boastful shall not stand before your eyes;</text:span></text:p>
            <text:p text:style-name="P7"><text:span text:style-name="T2"><text:s text:c="6"/></text:span><text:span text:style-name="T5">you hate all evil-doers.</text:span></text:p>
            <text:p text:style-name="P7"><text:span text:style-name="T3">6</text:span><text:span text:style-name="T4">You destroy those who speak lies;</text:span></text:p>
            <text:p text:style-name="P7"><text:span text:style-name="T2"><text:s text:c="6"/></text:span><text:span text:style-name="T5">the LORD abhors the bloodthirsty and </text:span></text:p>
            <text:p text:style-name="P7"><text:span text:style-name="T5"><text:s text:c="6"/></text:span><text:span text:style-name="T5">deceitful ma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4.638cm" svg:height="6.263cm" svg:x="1.778cm" svg:y="1.016cm">
          <draw:text-box>
            <text:p text:style-name="P4"><text:span text:style-name="T3">7</text:span><text:span text:style-name="T4">But I, through the abundance of your steadfast </text:span></text:p>
            <text:p text:style-name="P4"><text:span text:style-name="T4"><text:s/></text:span><text:span text:style-name="T4">Love, will enter your house.</text:span></text:p>
            <text:p text:style-name="P4"><text:span text:style-name="T2"><text:s text:c="6"/></text:span><text:span text:style-name="T5">I will bow down toward your holy temple</text:span></text:p>
            <text:p text:style-name="P4"><text:span text:style-name="T5"><text:s text:c="6"/></text:span><text:span text:style-name="T5">in the fear of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5" draw:layer="layout" svg:width="24.638cm" svg:height="4.76cm" svg:x="1.524cm" svg:y="0.762cm">
          <draw:text-box>
            <text:p text:style-name="P4"><text:span text:style-name="T3">8</text:span><text:span text:style-name="T4">Lead me, O LORD, in your righteousness</text:span></text:p>
            <text:p text:style-name="P4"><text:span text:style-name="T4"><text:s/></text:span><text:span text:style-name="T4">because of my enemies;*</text:span></text:p>
            <text:p text:style-name="P4"><text:span text:style-name="T2"><text:s text:c="6"/></text:span><text:span text:style-name="T6">make your way straight befor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5" draw:layer="layout" svg:width="24.638cm" svg:height="6.263cm" svg:x="1.778cm" svg:y="1.016cm">
          <draw:text-box>
            <text:p text:style-name="P4"><text:span text:style-name="T3">9</text:span><text:span text:style-name="T4">For there is no truth in their mouth;</text:span></text:p>
            <text:p text:style-name="P4"><text:span text:style-name="T4"><text:s/></text:span><text:span text:style-name="T4">their inmost self is destruction;</text:span></text:p>
            <text:p text:style-name="P4"><text:span text:style-name="T2"><text:s text:c="6"/></text:span><text:span text:style-name="T5">their throat is an open grave;</text:span></text:p>
            <text:p text:style-name="P4"><text:span text:style-name="T5"><text:s text:c="6"/></text:span><text:span text:style-name="T5">they flatter with their tongu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5" draw:layer="layout" svg:width="24.638cm" svg:height="7.766cm" svg:x="1.778cm" svg:y="1.016cm">
          <draw:text-box>
            <text:p text:style-name="P4"><text:span text:style-name="T3">10</text:span><text:span text:style-name="T4">Make them bear their guilt, O God;</text:span></text:p>
            <text:p text:style-name="P4"><text:span text:style-name="T4"><text:s text:c="2"/></text:span><text:span text:style-name="T4">let them fall by their own counsels;</text:span></text:p>
            <text:p text:style-name="P4"><text:span text:style-name="T2"><text:s text:c="7"/></text:span><text:span text:style-name="T5">because of the abundance of their </text:span></text:p>
            <text:p text:style-name="P4"><text:span text:style-name="T5"><text:s text:c="7"/></text:span><text:span text:style-name="T5">transgressions cast them out,</text:span></text:p>
            <text:p text:style-name="P4"><text:span text:style-name="T5"><text:s text:c="7"/></text:span><text:span text:style-name="T5">for they have rebelled against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5" draw:layer="layout" svg:width="24.638cm" svg:height="7.766cm" svg:x="1.778cm" svg:y="1.016cm">
          <draw:text-box>
            <text:p text:style-name="P4"><text:span text:style-name="T7">11</text:span><text:span text:style-name="T8">But let all who take refuge in you rejoice;</text:span></text:p>
            <text:p text:style-name="P4"><text:span text:style-name="T9"><text:s text:c="2"/></text:span><text:span text:style-name="T9">let them ever sing for joy,</text:span></text:p>
            <text:p text:style-name="P4"><text:span text:style-name="T2"><text:s text:c="7"/></text:span><text:span text:style-name="T2">and spread your protection over them,</text:span></text:p>
            <text:p text:style-name="P4"><text:span text:style-name="T2"><text:s text:c="7"/></text:span><text:span text:style-name="T2">that those who love your name may exult <text:s text:c="9"/>in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5" draw:layer="layout" svg:width="24.892cm" svg:height="3.257cm" svg:x="1.524cm" svg:y="1.016cm">
          <draw:text-box>
            <text:p text:style-name="P4"><text:span text:style-name="T7">12</text:span><text:span text:style-name="T10">For you bless the righteous, O LORD;</text:span></text:p>
            <text:p text:style-name="P4"><text:span text:style-name="T5"><text:s text:c="7"/></text:span><text:span text:style-name="T5">you cover him with favor as with a shie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5" draw:layer="layout" svg:width="24.892cm" svg:height="6.263cm" svg:x="1.524cm" svg:y="1.016cm">
          <draw:text-box>
            <text:p text:style-name="P4"><text:span text:style-name="T11">C: </text:span><text:span text:style-name="T12">♫</text:span><text:span text:style-name="T13"> </text:span><text:span text:style-name="T11">Glory be to the Father and to the Son </text:span></text:p>
            <text:p text:style-name="P4"><text:span text:style-name="T11"><text:s text:c="4"/></text:span><text:span text:style-name="T11">and to the Holy Spirit; </text:span></text:p>
            <text:p text:style-name="P4"><text:span text:style-name="T11"><text:s text:c="4"/></text:span><text:span text:style-name="T11">as it was in the beginning, </text:span></text:p>
            <text:p text:style-name="P4"><text:span text:style-name="T11"><text:s text:c="4"/></text:span><text:span text:style-name="T11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8:54:44.480000000</meta:creation-date>
    <dc:date>2016-10-20T19:47:34.316000000</dc:date>
    <meta:editing-duration>PT10M35S</meta:editing-duration>
    <meta:editing-cycles>3</meta:editing-cycles>
    <meta:generator>LibreOffice/5.2.2.2$Windows_X86_64 LibreOffice_project/8f96e87c890bf8fa77463cd4b640a2312823f3ad</meta:generator>
    <meta:document-statistic meta:object-count="54"/>
  </office:meta>
</office:document-meta>
</file>